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5ae7" officeooo:paragraph-rsid="00085ae7"/>
    </style:style>
    <style:style style:name="P2" style:family="paragraph" style:parent-style-name="Standard">
      <style:text-properties officeooo:rsid="00085ae7" officeooo:paragraph-rsid="0009fab4"/>
    </style:style>
    <style:style style:name="P3" style:family="paragraph" style:parent-style-name="Standard">
      <style:text-properties fo:font-weight="bold" officeooo:rsid="00085ae7" officeooo:paragraph-rsid="00085ae7" style:font-weight-asian="bold" style:font-weight-complex="bold"/>
    </style:style>
    <style:style style:name="P4" style:family="paragraph" style:parent-style-name="Standard">
      <style:text-properties fo:color="#ce181e" fo:font-size="26pt" fo:font-weight="bold" officeooo:rsid="00085ae7" officeooo:paragraph-rsid="00085ae7" style:font-size-asian="26pt" style:font-weight-asian="bold" style:font-size-complex="26pt" style:font-weight-complex="bold"/>
    </style:style>
    <style:style style:name="P5" style:family="paragraph" style:parent-style-name="Standard">
      <style:text-properties fo:color="#ce181e" fo:font-size="26pt" fo:font-weight="bold" officeooo:rsid="0009fab4" officeooo:paragraph-rsid="0009fab4" style:font-size-asian="26pt" style:font-weight-asian="bold" style:font-size-complex="26pt" style:font-weight-complex="bold"/>
    </style:style>
    <style:style style:name="P6" style:family="paragraph" style:parent-style-name="Standard">
      <style:text-properties fo:color="#ce181e" fo:font-size="32pt" fo:font-weight="bold" officeooo:rsid="0009fab4" officeooo:paragraph-rsid="0009fab4" style:font-size-asian="32pt" style:font-weight-asian="bold" style:font-size-complex="32pt" style:font-weight-complex="bold"/>
    </style:style>
    <style:style style:name="P7" style:family="paragraph" style:parent-style-name="Standard">
      <style:text-properties officeooo:rsid="0009fab4" officeooo:paragraph-rsid="0009fab4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opological <text:s/>sorting by kahn’s algorithm and DFS</text:p>
      <text:p text:style-name="P4"/>
      <text:p text:style-name="P4">Kahn’s Algorithm :</text:p>
      <text:p text:style-name="P3"/>
      <text:p text:style-name="P3"/>
      <text:p text:style-name="P3">This algorothm is used to find topological sorting.... we can also use DFS to ge topological sort:</text:p>
      <text:p text:style-name="P3"/>
      <text:p text:style-name="P1"><text:span text:style-name="T1">in this we have used concept that if ingree is 0 means no incoming edges. And we are reducing degree of all child nodes of current node by one which and again we zero indegree nodes</text:span>.</text:p>
      <text:p text:style-name="P1">i/p</text:p>
      <text:p text:style-name="P1">10 9</text:p>
      <text:p text:style-name="P1">1 2 <text:s text:c="4"/>1 3 <text:s text:c="4"/>2 4 <text:s text:c="3"/>2 5 <text:s text:c="4"/>3 6 <text:s text:c="3"/>3 7 <text:s text:c="3"/>4 8 <text:s text:c="3"/>6 9 <text:s text:c="3"/>7 10</text:p>
      <text:p text:style-name="P1"/>
      <text:p text:style-name="P1">o/p</text:p>
      <text:p text:style-name="P1">Topological sorting is : </text:p>
      <text:p text:style-name="P1">1 2 3 4 5 6 7 8 9 10 </text:p>
      <text:p text:style-name="P1"/>
      <text:p text:style-name="P1">#include&lt;bits/stdc++.h&gt;</text:p>
      <text:p text:style-name="P1">using namespace std;</text:p>
      <text:p text:style-name="P1">int const N= 1e5;</text:p>
      <text:p text:style-name="P1"/>
      <text:p text:style-name="P1">vector&lt;int&gt; g[N];</text:p>
      <text:p text:style-name="P1">int in[N]; <text:s text:c="10"/>// for ststoring indegree</text:p>
      <text:p text:style-name="P1"/>
      <text:p text:style-name="P1">void kahn( vector&lt;int&gt; g[], int n){</text:p>
      <text:p text:style-name="P1"/>
      <text:p text:style-name="P1"><text:s text:c="4"/>vector&lt;int &gt; res;</text:p>
      <text:p text:style-name="P1"><text:s text:c="4"/>queue&lt;int&gt; q;</text:p>
      <text:p text:style-name="P1"><text:s text:c="4"/>for( int i=1 ; i&lt;=n ; i++){</text:p>
      <text:p text:style-name="P1"><text:s text:c="8"/>if( in[i]==0){</text:p>
      <text:p text:style-name="P1"><text:s text:c="12"/>q.push(i);</text:p>
      <text:p text:style-name="P1"><text:s text:c="8"/>}</text:p>
      <text:p text:style-name="P1"><text:s text:c="4"/>}</text:p>
      <text:p text:style-name="P1"/>
      <text:p text:style-name="P1"><text:s text:c="4"/>while( !q.empty()){</text:p>
      <text:p text:style-name="P1"><text:s text:c="8"/>int ele = q.front();</text:p>
      <text:p text:style-name="P1"><text:s text:c="8"/>res.push_back(ele);</text:p>
      <text:p text:style-name="P1"><text:s text:c="8"/>q.pop();</text:p>
      <text:p text:style-name="P1"/>
      <text:p text:style-name="P1"><text:s text:c="8"/>for( auto child : g[ele]){</text:p>
      <text:p text:style-name="P1"><text:s text:c="12"/>--in[child];</text:p>
      <text:p text:style-name="P1"><text:s text:c="12"/>if(in[child]==0){</text:p>
      <text:p text:style-name="P1"><text:s text:c="16"/>q.push(child);</text:p>
      <text:p text:style-name="P1"><text:s text:c="12"/>}</text:p>
      <text:p text:style-name="P1"><text:s text:c="8"/>}</text:p>
      <text:p text:style-name="P1"><text:s text:c="4"/>}</text:p>
      <text:p text:style-name="P1"><text:soft-page-break/></text:p>
      <text:p text:style-name="P1"><text:s text:c="4"/>cout&lt;&lt;"Topological sorting is : "&lt;&lt;endl;</text:p>
      <text:p text:style-name="P1"><text:s text:c="4"/>for( auto a : res){</text:p>
      <text:p text:style-name="P1"><text:s text:c="8"/>cout&lt;&lt;a&lt;&lt;' ';</text:p>
      <text:p text:style-name="P1"><text:s text:c="4"/>}</text:p>
      <text:p text:style-name="P1"/>
      <text:p text:style-name="P1">}</text:p>
      <text:p text:style-name="P1"/>
      <text:p text:style-name="P1"/>
      <text:p text:style-name="P1">int main(){</text:p>
      <text:p text:style-name="P1"/>
      <text:p text:style-name="P1"><text:s text:c="4"/>int n,m; cin&gt;&gt;n&gt;&gt;m;</text:p>
      <text:p text:style-name="P1"><text:s text:c="4"/>for( int i=0 ; i&lt;m ; i++){</text:p>
      <text:p text:style-name="P1"><text:s text:c="8"/>int x, y ; cin&gt;&gt; x &gt;&gt; y;</text:p>
      <text:p text:style-name="P1"/>
      <text:p text:style-name="P1"><text:s text:c="8"/>g[x].push_back(y);</text:p>
      <text:p text:style-name="P1"><text:s text:c="8"/>++in[y];</text:p>
      <text:p text:style-name="P1"><text:s text:c="4"/>}</text:p>
      <text:p text:style-name="P1"/>
      <text:p text:style-name="P1"><text:s text:c="4"/>kahn(g,n);</text:p>
      <text:p text:style-name="P1">}</text:p>
      <text:p text:style-name="P1"/>
      <text:p text:style-name="P1"/>
      <text:p text:style-name="P6">By DFS:</text:p>
      <text:p text:style-name="P2"/>
      <text:p text:style-name="P2">i/p</text:p>
      <text:p text:style-name="P2">10 9</text:p>
      <text:p text:style-name="P2">1 2 <text:s text:c="4"/>1 3 <text:s text:c="4"/>2 4 <text:s text:c="3"/>2 5 <text:s text:c="4"/>3 6 <text:s text:c="3"/>3 7 <text:s text:c="3"/>4 8 <text:s text:c="3"/>6 9 <text:s text:c="3"/>7 10</text:p>
      <text:p text:style-name="P2"/>
      <text:p text:style-name="P7">o/p</text:p>
      <text:p text:style-name="P7">Topological sorting is :</text:p>
      <text:p text:style-name="P7">1 3 7 10 6 9 2 5 4 8 </text:p>
      <text:p text:style-name="P7"/>
      <text:p text:style-name="P7">#include&lt;bits/stdc++.h&gt;</text:p>
      <text:p text:style-name="P7">using namespace std;</text:p>
      <text:p text:style-name="P7">int const N= 1e5;</text:p>
      <text:p text:style-name="P7"/>
      <text:p text:style-name="P7">vector&lt;int&gt; g[N];</text:p>
      <text:p text:style-name="P7">int vis[N]; <text:s text:c="9"/>// for ststoring indegree</text:p>
      <text:p text:style-name="P7"/>
      <text:p text:style-name="P7"/>
      <text:p text:style-name="P7">void dfs( int par, stack&lt;int&gt;&amp;st){</text:p>
      <text:p text:style-name="P7"/>
      <text:p text:style-name="P7"><text:s text:c="4"/>vis[par]=1;</text:p>
      <text:p text:style-name="P7"/>
      <text:p text:style-name="P7"><text:s text:c="4"/>for( int child : g[par]){</text:p>
      <text:p text:style-name="P7"><text:s text:c="8"/>if(vis[child]) continue;</text:p>
      <text:p text:style-name="P7"/>
      <text:p text:style-name="P7"><text:s text:c="8"/>dfs(child,st);</text:p>
      <text:p text:style-name="P7"><text:s text:c="4"/>}</text:p>
      <text:p text:style-name="P7"><text:s text:c="4"/>st.push(par);</text:p>
      <text:p text:style-name="P7"><text:soft-page-break/></text:p>
      <text:p text:style-name="P7">}</text:p>
      <text:p text:style-name="P7"/>
      <text:p text:style-name="P7"/>
      <text:p text:style-name="P7"/>
      <text:p text:style-name="P7">int main(){</text:p>
      <text:p text:style-name="P7"/>
      <text:p text:style-name="P7"><text:s text:c="4"/>int n,m; cin&gt;&gt;n&gt;&gt;m;</text:p>
      <text:p text:style-name="P7"><text:s text:c="4"/>for( int i=0 ; i&lt;m ; i++){</text:p>
      <text:p text:style-name="P7"><text:s text:c="8"/>int x, y ; cin&gt;&gt; x &gt;&gt; y;</text:p>
      <text:p text:style-name="P7"/>
      <text:p text:style-name="P7"><text:s text:c="8"/>g[x].push_back(y);</text:p>
      <text:p text:style-name="P7"/>
      <text:p text:style-name="P7"><text:s text:c="4"/>}</text:p>
      <text:p text:style-name="P7"/>
      <text:p text:style-name="P7"><text:s text:c="4"/>stack&lt;int&gt;st;</text:p>
      <text:p text:style-name="P7"><text:s text:c="4"/>for( int i=1; i&lt;=n ; i++){</text:p>
      <text:p text:style-name="P7"><text:s text:c="8"/>if(vis[i]) continue;</text:p>
      <text:p text:style-name="P7"><text:s text:c="8"/>dfs(i,st);</text:p>
      <text:p text:style-name="P7"><text:s text:c="4"/>}</text:p>
      <text:p text:style-name="P7"/>
      <text:p text:style-name="P7"><text:s text:c="4"/>cout&lt;&lt;"Topological sorting is :"&lt;&lt;endl;</text:p>
      <text:p text:style-name="P7"><text:s text:c="4"/>while( !st.empty()){</text:p>
      <text:p text:style-name="P7"><text:s text:c="8"/>int temp= st.top();</text:p>
      <text:p text:style-name="P7"><text:s text:c="8"/>cout&lt;&lt;temp&lt;&lt;' ';</text:p>
      <text:p text:style-name="P7"><text:s text:c="8"/>st.pop();</text:p>
      <text:p text:style-name="P7"><text:s text:c="4"/>}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2T12:35:26.751262061</meta:creation-date>
    <dc:date>2022-01-02T12:53:36.401070585</dc:date>
    <meta:editing-duration>PT7M59S</meta:editing-duration>
    <meta:editing-cycles>1</meta:editing-cycles>
    <meta:document-statistic meta:table-count="0" meta:image-count="0" meta:object-count="0" meta:page-count="3" meta:paragraph-count="86" meta:word-count="315" meta:character-count="2009" meta:non-whitespace-character-count="1376"/>
    <meta:generator>LibreOffice/6.0.7.3$Linux_X86_64 LibreOffice_project/00m0$Build-3</meta:generator>
  </office:meta>
</office:document-meta>
</file>